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officeooo:rsid="001abf08" officeooo:paragraph-rsid="001abf08" style:font-size-asian="20pt" style:font-size-complex="20pt"/>
    </style:style>
    <style:style style:name="P2" style:family="paragraph" style:parent-style-name="Standard">
      <style:text-properties style:font-name="Times New Roman" fo:font-size="18pt" officeooo:rsid="001abf08" officeooo:paragraph-rsid="001abf08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make verse cards.</text:p>
      <text:p text:style-name="P2"/>
      <text:p text:style-name="P2">There are 2 templates.</text:p>
      <text:p text:style-name="P2">To create a new card, File→New→Templates.</text:p>
      <text:p text:style-name="P2">Select the VerseText.</text:p>
      <text:p text:style-name="P2">Paste in the desired text.</text:p>
      <text:p text:style-name="P2">Create a reference card from a template.</text:p>
      <text:p text:style-name="P2">Save the files with -text and -ref in their names.</text:p>
      <text:p text:style-name="P2">Setup the printer for 3x5 cards (Rear feeder).</text:p>
      <text:p text:style-name="P2">Print the text file.</text:p>
      <text:p text:style-name="P2">Put the card back in the feeder, upside down.</text:p>
      <text:p text:style-name="P2">Print the referenc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7:12:44.462000000</meta:creation-date>
    <meta:editing-duration>PT4M10S</meta:editing-duration>
    <meta:editing-cycles>2</meta:editing-cycles>
    <meta:generator>LibreOffice/6.4.4.2$Windows_X86_64 LibreOffice_project/3d775be2011f3886db32dfd395a6a6d1ca2630ff</meta:generator>
    <dc:title>Tuba Hymn Lyrics</dc:title>
    <dc:date>2020-07-24T17:16:54.157000000</dc:date>
    <meta:document-statistic meta:table-count="0" meta:image-count="0" meta:object-count="0" meta:page-count="1" meta:paragraph-count="11" meta:word-count="65" meta:character-count="360" meta:non-whitespace-character-count="306"/>
    <meta:template xlink:type="simple" xlink:actuate="onRequest" xlink:title="Tuba Hymn Lyrics" xlink:href="../../../../AppData/Roaming/LibreOffice/4/user/template/Tuba%20Hymn%20Lyrics.ott" meta:date="2020-07-24T17:12:44.079000000"/>
  </office:meta>
</office:document-meta>
</file>